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ProjectDeployerMojo.undeployDependency( JbiDeployableArtifact jbiDeploy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biDeployableArtifa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DeployableArtifa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jectDeployerMojo.getExtension( MavenProject project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ProjectDeployerMojo.isDeployed( JbiDeployableArtifact jbiDeploy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biProjectDeployerMojo.stopDependency( JbiDeployableArtifact jbiDeploy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biProjectDeployerMojo.getDeployablePackaging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DeployableArtifact.JbiDeployableArtifact( String name , String type ,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ProjectDeployerMojo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jectDeployerMojo.resolveDeploymentPackage( MavenProject project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DeployableArtifac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rojectDeployerMojo.deployDependency( JbiDeployableArtifact jbiDeployable , boolean doDeferExce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biDeployableArtifact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ProjectDeployerMojo.deployProject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JbiProjectDeployerMojo.startDependency( JbiDeployableArtifact jbiDeploy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biProjectDeployerMojo.resolveArtifact( Artifact artifact , Stack dependenci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rtifactDepthComparator.compare( Object arg0 , Object arg1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biDeployableArtifac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DeployableArtifact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